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10.005cm" fo:margin-right="0cm" fo:text-indent="0cm" style:auto-text-indent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fo:text-align="end" style:justify-single-word="false"/>
      <style:text-properties fo:font-size="12pt" fo:font-style="italic"/>
    </style:style>
    <style:style style:name="P6" style:family="paragraph" style:parent-style-name="Text_20_body">
      <style:paragraph-properties fo:margin-left="12.506cm" fo:margin-right="0cm" fo:margin-top="0cm" fo:margin-bottom="0cm" fo:text-align="start" style:justify-single-word="false" fo:text-indent="0cm" style:auto-text-indent="false"/>
      <style:text-properties fo:font-size="12pt" fo:font-style="normal" style:font-style-asian="normal" style:font-style-complex="normal"/>
    </style:style>
    <style:style style:name="P7" style:family="paragraph" style:parent-style-name="Text_20_body">
      <style:paragraph-properties fo:margin-left="12.506cm" fo:margin-right="0cm" fo:margin-top="0cm" fo:margin-bottom="0cm" fo:text-align="start" style:justify-single-word="false" fo:text-indent="0cm" style:auto-text-indent="false"/>
      <style:text-properties fo:font-size="12pt" fo:font-style="italic"/>
    </style:style>
    <style:style style:name="P8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« Votre Nom Prénom »</text:p>
      <text:p text:style-name="P1">« Votre Adresse »</text:p>
      <text:p text:style-name="P1">« Votre CP Ville »</text:p>
      <text:p text:style-name="P3"/>
      <text:p text:style-name="P3"/>
      <text:p text:style-name="P3"/>
      <text:p text:style-name="P3">«Politesse Nom Prénom »</text:p>
      <text:p text:style-name="P3">« Adresse 1 »</text:p>
      <text:p text:style-name="P3">« Adresse 2 »</text:p>
      <text:p text:style-name="P3">« CP Ville »</text:p>
      <text:p text:style-name="P3"/>
      <text:p text:style-name="P3"/>
      <text:p text:style-name="P3">« Lieu, Date »</text:p>
      <text:p text:style-name="P3"/>
      <text:p text:style-name="P3"/>
      <text:p text:style-name="P1">« Madame, Monsieur »</text:p>
      <text:p text:style-name="P1"/>
      <text:p text:style-name="P1"/>
      <text:p text:style-name="P1">Vous m'avez emprunté le « Date_emprunt » le DVD « titre » que vous ne m'avez toujours pas rendu à ce jour. </text:p>
      <text:p text:style-name="P1"/>
      <text:p text:style-name="P1">Veuillez, s'il vous plait, me le rendre dès que possible.</text:p>
      <text:p text:style-name="P1">Merci.</text:p>
      <text:p text:style-name="P1"/>
      <text:p text:style-name="P1"/>
      <text:p text:style-name="P1"/>
      <text:p text:style-name="P2">Je vous prie d'agréer, « Madame, Monsieur », l'expression de mes salutations distinguées.</text:p>
      <text:p text:style-name="P4"> </text:p>
      <text:p text:style-name="P5"/>
      <text:p text:style-name="P6">« Initiales »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Flavien Vernier</meta:initial-creator>
    <meta:creation-date>2006-11-27T11:36:43</meta:creation-date>
    <dc:date>2010-05-12T10:53:48.94</dc:date>
    <dc:language>fr-FR</dc:language>
    <meta:editing-cycles>5</meta:editing-cycles>
    <meta:editing-duration>PT16M14S</meta:editing-duration>
    <meta:document-statistic meta:table-count="0" meta:image-count="0" meta:object-count="0" meta:page-count="1" meta:paragraph-count="15" meta:word-count="87" meta:character-count="423"/>
    <meta:user-defined meta:name="Info 1"/>
    <meta:user-defined meta:name="Info 2"/>
    <meta:user-defined meta:name="Info 3"/>
    <meta:user-defined meta:name="Info 4"/>
  </office:meta>
</office:document-meta>
</file>